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Deaths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35540" calcext:value-type="float">
            <text:p>35540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30692" calcext:value-type="float">
            <text:p>30692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26707" calcext:value-type="float">
            <text:p>2670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0837" calcext:value-type="float">
            <text:p>208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00:37:45.042200728</meta:creation-date>
    <dc:date>2025-09-10T00:45:53.020225953</dc:date>
    <meta:editing-duration>PT8M9S</meta:editing-duration>
    <meta:editing-cycles>1</meta:editing-cycles>
    <meta:document-statistic meta:table-count="1" meta:cell-count="10" meta:object-count="0"/>
    <meta:generator>LibreOffice/24.2.7.2$Linux_X86_64 LibreOffice_project/420$Build-2</meta:generator>
  </office:meta>
</office:document-meta>
</file>